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d4e7f"/>
    </style:style>
    <style:style style:name="P2" style:family="paragraph" style:parent-style-name="Standard">
      <style:text-properties style:font-name="Liberation Serif" officeooo:rsid="001d4e7f" officeooo:paragraph-rsid="001d4e7f"/>
    </style:style>
    <style:style style:name="P3" style:family="paragraph" style:parent-style-name="Standard">
      <style:text-properties style:font-name="Liberation Serif" officeooo:paragraph-rsid="001d4e7f"/>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text-properties style:font-name="Liberation Serif" fo:font-size="12pt" officeooo:paragraph-rsid="001d4e7f" style:font-size-asian="12pt" style:font-size-complex="12pt"/>
    </style:style>
    <style:style style:name="P6" style:family="paragraph" style:parent-style-name="Standard">
      <style:text-properties style:font-name="Liberation Serif" fo:font-size="12pt" fo:font-weight="bold" officeooo:rsid="001d4e7f" officeooo:paragraph-rsid="001d4e7f" style:font-size-asian="12pt" style:font-weight-asian="bold" style:font-size-complex="12pt" style:font-weight-complex="bold"/>
    </style:style>
    <style:style style:name="P7" style:family="paragraph" style:parent-style-name="Standard">
      <style:text-properties style:font-name="Liberation Serif" fo:font-size="12pt" fo:font-weight="bold" officeooo:rsid="001d4e7f" officeooo:paragraph-rsid="00205144" style:font-size-asian="12pt" style:font-weight-asian="bold" style:font-size-complex="12pt" style:font-weight-complex="bold"/>
    </style:style>
    <style:style style:name="P8" style:family="paragraph" style:parent-style-name="Standard">
      <style:text-properties style:font-name="Liberation Serif" fo:font-size="12pt" fo:font-weight="bold" officeooo:rsid="0021edf7" officeooo:paragraph-rsid="0021edf7" style:font-size-asian="12pt" style:font-weight-asian="bold" style:font-size-complex="12pt" style:font-weight-complex="bold"/>
    </style:style>
    <style:style style:name="P9" style:family="paragraph" style:parent-style-name="Standard">
      <style:text-properties style:font-name="Liberation Serif" style:text-underline-style="solid" style:text-underline-width="auto" style:text-underline-color="font-color" officeooo:rsid="001d4e7f" officeooo:paragraph-rsid="001d4e7f"/>
    </style:style>
    <style:style style:name="P10" style:family="paragraph" style:parent-style-name="Standard">
      <style:text-properties style:font-name="Liberation Serif" fo:font-weight="bold" officeooo:rsid="001d4e7f" officeooo:paragraph-rsid="001d4e7f" style:font-weight-asian="bold" style:font-weight-complex="bold"/>
    </style:style>
    <style:style style:name="P11" style:family="paragraph" style:parent-style-name="Standard">
      <style:text-properties officeooo:paragraph-rsid="001efd46"/>
    </style:style>
    <style:style style:name="P12" style:family="paragraph" style:parent-style-name="Standard">
      <style:text-properties officeooo:rsid="001efd46" officeooo:paragraph-rsid="001efd46"/>
    </style:style>
    <style:style style:name="P13" style:family="paragraph" style:parent-style-name="Standard">
      <style:text-properties officeooo:paragraph-rsid="0023c863"/>
    </style:style>
    <style:style style:name="P14" style:family="paragraph" style:parent-style-name="Standard">
      <style:text-properties officeooo:rsid="0023c863" officeooo:paragraph-rsid="0023c863"/>
    </style:style>
    <style:style style:name="P15" style:family="paragraph" style:parent-style-name="Standard">
      <style:text-properties style:text-underline-style="solid" style:text-underline-width="auto" style:text-underline-color="font-color" officeooo:rsid="0023c863" officeooo:paragraph-rsid="0023c863"/>
    </style:style>
    <style:style style:name="P16" style:family="paragraph" style:parent-style-name="Standard">
      <style:text-properties style:text-underline-style="solid" style:text-underline-width="auto" style:text-underline-color="font-color" officeooo:rsid="00251892" officeooo:paragraph-rsid="00251892"/>
    </style:style>
    <style:style style:name="P17" style:family="paragraph" style:parent-style-name="Standard">
      <style:text-properties style:text-underline-style="none" officeooo:rsid="0023c863" officeooo:paragraph-rsid="0023c863"/>
    </style:style>
    <style:style style:name="P18" style:family="paragraph" style:parent-style-name="Standard">
      <style:text-properties style:text-underline-style="none" officeooo:rsid="00251892" officeooo:paragraph-rsid="00251892"/>
    </style:style>
    <style:style style:name="P19" style:family="paragraph" style:parent-style-name="Text_20_body" style:list-style-name="L1"/>
    <style:style style:name="P20" style:family="paragraph" style:parent-style-name="Text_20_body">
      <style:text-properties officeooo:rsid="001efd46" officeooo:paragraph-rsid="001efd46"/>
    </style:style>
    <style:style style:name="P21" style:family="paragraph" style:parent-style-name="Text_20_body">
      <style:text-properties officeooo:paragraph-rsid="0021edf7"/>
    </style:style>
    <style:style style:name="P22" style:family="paragraph" style:parent-style-name="Text_20_body" style:list-style-name="L1">
      <style:paragraph-properties fo:margin-top="0cm" fo:margin-bottom="0cm" loext:contextual-spacing="false"/>
    </style:style>
    <style:style style:name="T1" style:family="text">
      <style:text-properties officeooo:rsid="001d4e7f"/>
    </style:style>
    <style:style style:name="T2" style:family="text">
      <style:text-properties fo:font-size="12pt" style:font-size-asian="12pt" style:font-size-complex="12pt"/>
    </style:style>
    <style:style style:name="T3" style:family="text">
      <style:text-properties fo:font-size="12pt" officeooo:rsid="001efd46"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bold" officeooo:rsid="001d4e7f" style:font-weight-asian="bold" style:font-weight-complex="bold"/>
    </style:style>
    <style:style style:name="T7" style:family="text">
      <style:text-properties style:font-name="Liberation Serif" fo:font-size="12pt" officeooo:rsid="001efd46" style:font-size-asian="12pt" style:font-size-complex="12pt"/>
    </style:style>
    <style:style style:name="T8" style:family="text">
      <style:text-properties style:font-name="Liberation Serif" fo:font-size="12pt" fo:font-weight="normal" officeooo:rsid="0021edf7" style:font-size-asian="12pt" style:font-weight-asian="normal" style:font-size-complex="12pt" style:font-weight-complex="normal"/>
    </style:style>
    <style:style style:name="T9" style:family="text">
      <style:text-properties style:font-name="Liberation Serif" fo:font-size="12pt" fo:font-weight="bold" officeooo:rsid="001d4e7f" style:font-size-asian="12pt" style:font-weight-asian="bold" style:font-size-complex="12pt" style:font-weight-complex="bold"/>
    </style:style>
    <style:style style:name="T10" style:family="text">
      <style:text-properties style:font-name="Liberation Serif" fo:font-size="12pt" style:text-underline-style="solid" style:text-underline-width="auto" style:text-underline-color="font-color" fo:font-weight="normal" officeooo:rsid="0021edf7" style:font-size-asian="12pt" style:font-weight-asian="normal" style:font-size-complex="12pt" style:font-weight-complex="normal"/>
    </style:style>
    <style:style style:name="T11" style:family="text">
      <style:text-properties style:font-name="Liberation Serif" fo:font-weight="bold" officeooo:rsid="001d4e7f" style:font-weight-asian="bold" style:font-weight-complex="bold"/>
    </style:style>
    <style:style style:name="T12" style:family="text">
      <style:text-properties style:font-name="Liberation Serif" fo:font-weight="normal" officeooo:rsid="001efd46" style:font-weight-asian="normal" style:font-weight-complex="normal"/>
    </style:style>
    <style:style style:name="T13" style:family="text">
      <style:text-properties style:font-name="Liberation Serif" fo:font-weight="normal" officeooo:rsid="001f4e34"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1efd46" style:font-weight-asian="normal" style:font-weight-complex="normal"/>
    </style:style>
    <style:style style:name="T16" style:family="text">
      <style:text-properties fo:font-weight="normal" officeooo:rsid="001f4e34" style:font-weight-asian="normal" style:font-weight-complex="normal"/>
    </style:style>
    <style:style style:name="T17" style:family="text">
      <style:text-properties fo:font-weight="normal" officeooo:rsid="00205144" style:font-weight-asian="normal" style:font-weight-complex="normal"/>
    </style:style>
    <style:style style:name="T18" style:family="text">
      <style:text-properties fo:font-weight="normal" officeooo:rsid="0021edf7" style:font-weight-asian="normal" style:font-weight-complex="normal"/>
    </style:style>
    <style:style style:name="T19" style:family="text">
      <style:text-properties officeooo:rsid="0021edf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ssignment 1</text:p>
      <text:p text:style-name="P2"/>
      <text:p text:style-name="P3"><text:span text:style-name="T6">1. </text:span><text:span text:style-name="T1">Why is software development life cycle important?</text:span></text:p>
      <text:p text:style-name="P10"/>
      <text:p text:style-name="P1"><text:span text:style-name="T11">Ans: </text:span><text:span text:style-name="T12">One of the main advantage of using SDLC is the documentation </text:span><text:span text:style-name="T13">of development,structure and coding</text:span><text:span text:style-name="T12">. This is said because, documentation is necessary for the development of program </text:span><text:span text:style-name="T13">as it helps to look any loopholes</text:span><text:span text:style-name="T12">. </text:span><text:span text:style-name="T13">One </text:span><text:span text:style-name="T15">disadvantage of developers who don’t follow SDLC is the inability to handle programs with complex needs. </text:span><text:span text:style-name="T16">It is easy to do maintenance program. The main advantage is that workflow can be established. SDLC ensures that the project will meet the end user requirements, uncertaintiy is brought down. SDLC creates a sense of accountability.</text:span></text:p>
      <text:p text:style-name="P4"/>
      <text:p text:style-name="P4"><text:span text:style-name="T5">2. </text:span>Come up with Entry and Exit criteria for each phases of project management life cycle</text:p>
      <text:p text:style-name="P6"/>
      <text:p text:style-name="P13"><text:span text:style-name="T9">Ans: </text:span></text:p>
      <text:p text:style-name="P13"><text:span text:style-name="T10">Initiation Phase:</text:span><text:span text:style-name="T8"> </text:span></text:p>
      <text:p text:style-name="P14"><text:span text:style-name="T18">E</text:span><text:span text:style-name="T14">ntry: Develop a business case</text:span></text:p>
      <text:p text:style-name="P14"><text:span text:style-name="T14">Exit: Setup project office</text:span></text:p>
      <text:p text:style-name="P15"><text:span text:style-name="T18">P</text:span><text:span text:style-name="T14">lanning phase:</text:span></text:p>
      <text:p text:style-name="P17"><text:span text:style-name="T14">Entry: create a project plan </text:span></text:p>
      <text:p text:style-name="P18"><text:span text:style-name="T14">Exit: Perform a phase review</text:span></text:p>
      <text:p text:style-name="P16"><text:span text:style-name="T14">Execution Phase:</text:span></text:p>
      <text:p text:style-name="P18"><text:span text:style-name="T14">Entry: Perform time management </text:span></text:p>
      <text:p text:style-name="P18"><text:span text:style-name="T14">Exit: Perform phase review</text:span></text:p>
      <text:p text:style-name="P16"><text:span text:style-name="T14">Monitor &amp; control Phase:</text:span></text:p>
      <text:p text:style-name="P18"><text:span text:style-name="T14">Entry: Review of actual costs to budgeted costs,regular reviews and risk reviews.</text:span></text:p>
      <text:p text:style-name="P18"><text:span text:style-name="T14">Exit: Release management resource(Audit reports)</text:span></text:p>
      <text:p text:style-name="P16"><text:span text:style-name="T14">Closure phase:</text:span></text:p>
      <text:p text:style-name="P18"><text:span text:style-name="T14">Entry: Project closure report</text:span></text:p>
      <text:p text:style-name="P18"><text:span text:style-name="T14">Exit: Document the learnings</text:span></text:p>
      <text:p text:style-name="P15"><text:span text:style-name="T14"/></text:p>
      <text:p text:style-name="P4"/>
      <text:p text:style-name="P4"><text:span text:style-name="T5">3. </text:span>What are the roles of a Business Analyst? Why is Business Analysis crucial for a project success?</text:p>
      <text:p text:style-name="P6"/>
      <text:p text:style-name="P7">Ans: <text:span text:style-name="T17">Business Analyst act as the liason between stakeholders. They are the ones who initially meet and gather the requirements from the client and imbibes and deliver it to the rest of the team . </text:span><text:span text:style-name="T18">A business analyst is responsible for defining,analyzing and gather documents.</text:span></text:p>
      <text:p text:style-name="P8"><text:span text:style-name="T14">The three major duties are</text:span></text:p>
      <text:p text:style-name="P21"><text:span text:style-name="T8">Initiate the project, e</text:span>laborate the details, and <text:span text:style-name="T19">s</text:span>upport the implementation. </text:p>
      <text:p text:style-name="P7"><text:span text:style-name="T17">Business Analysis is really crucial as this is the part where we describe and define the problem and convert into opportunities before planning and building on the project.</text:span></text:p>
      <text:p text:style-name="P5"/>
      <text:p text:style-name="P5"><text:span text:style-name="T5">4. </text:span>Define the roles and responsibilities of a Project Manager</text:p>
      <text:p text:style-name="P2"><text:span text:style-name="T2"/></text:p>
      <text:p text:style-name="P2"><text:span text:style-name="T4">Ans:</text:span><text:span text:style-name="T2"> A project manager has the overall responsibility of a project. It starts with the initiation, planning, executing, monitoring and control to the closure of the project. The responsibility ends with the sign off documentation of lessons learned. </text:span></text:p>
      <text:p text:style-name="P2"><text:span text:style-name="T2"/></text:p>
      <text:p text:style-name="P11"><text:span text:style-name="T7">The project manger should possess the skill of </text:span><text:span text:style-name="T2">ask</text:span><text:span text:style-name="T3">ing</text:span><text:span text:style-name="T2"> penetrating questions, detect unstated assumptions and resolve conflicts </text:span><text:span text:style-name="T3">and the </text:span><text:span text:style-name="T2">general management skills.</text:span></text:p>
      <text:p text:style-name="P12"><text:span text:style-name="T2">The project manger should control risk and minimise uncertainity.</text:span></text:p>
      <text:p text:style-name="P20"><text:soft-page-break/><text:span text:style-name="T2">Below mentioned are the activities that should be carried out by a project manger to successfully complete the project.</text:span></text:p>
      <text:list xml:id="list576977605608795317" text:style-name="L1">
        <text:list-item>
          <text:p text:style-name="P22">Planning and Defining Scope</text:p>
        </text:list-item>
        <text:list-item>
          <text:p text:style-name="P22">Activity Planning and Sequencing</text:p>
        </text:list-item>
        <text:list-item>
          <text:p text:style-name="P22">Resource Planning</text:p>
        </text:list-item>
        <text:list-item>
          <text:p text:style-name="P22">Developing Schedules</text:p>
        </text:list-item>
        <text:list-item>
          <text:p text:style-name="P22">Time Estimating</text:p>
        </text:list-item>
        <text:list-item>
          <text:p text:style-name="P22">Cost Estimating</text:p>
        </text:list-item>
        <text:list-item>
          <text:p text:style-name="P22">Developing a Budget</text:p>
        </text:list-item>
        <text:list-item>
          <text:p text:style-name="P22">Documentation</text:p>
        </text:list-item>
        <text:list-item>
          <text:p text:style-name="P22">Creating Charts and Schedules</text:p>
        </text:list-item>
        <text:list-item>
          <text:p text:style-name="P22">Risk Analysis</text:p>
        </text:list-item>
        <text:list-item>
          <text:p text:style-name="P22">Managing Risks and Issues</text:p>
        </text:list-item>
        <text:list-item>
          <text:p text:style-name="P22">Monitoring and Reporting Progress</text:p>
        </text:list-item>
        <text:list-item>
          <text:p text:style-name="P22">Team Leadership</text:p>
        </text:list-item>
        <text:list-item>
          <text:p text:style-name="P22">Strategic Influencing</text:p>
        </text:list-item>
        <text:list-item>
          <text:p text:style-name="P22">Business Partnering</text:p>
        </text:list-item>
        <text:list-item>
          <text:p text:style-name="P22">Working with Vendors</text:p>
        </text:list-item>
        <text:list-item>
          <text:p text:style-name="P22">Scalability, Interoperability and Portability Analysis</text:p>
        </text:list-item>
        <text:list-item>
          <text:p text:style-name="P22">Controlling Quality</text:p>
        </text:list-item>
        <text:list-item>
          <text:p text:style-name="P19">Benefits Realisation</text:p>
        </text:list-item>
      </text:list>
      <text:p text:style-name="P1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18:57.193992008</meta:creation-date>
    <dc:date>2016-08-16T20:27:14.337995801</dc:date>
    <meta:editing-duration>PT6M5S</meta:editing-duration>
    <meta:editing-cycles>1</meta:editing-cycles>
    <meta:document-statistic meta:table-count="0" meta:image-count="0" meta:object-count="0" meta:page-count="2" meta:paragraph-count="49" meta:word-count="455" meta:character-count="2907" meta:non-whitespace-character-count="2514"/>
    <meta:generator>LibreOffice/5.1.4.2$Linux_X86_64 LibreOffice_project/10m0$Build-2</meta:generator>
  </office:meta>
</office:document-meta>
</file>